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20-12-09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9-06-25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9-05-08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9-04-10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8-11-29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8-10-19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8-09-18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8-09-14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8-08-23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8-07-26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8-06-22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8-05-08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8-04-10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7-11-14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7-10-13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7-09-22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7-08-04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7-07-18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7-06-22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7-05-16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7-03-27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6-11-28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6-10-31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6-09-15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6-08-11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6-07-14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6-06-17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6-05-11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6-04-06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5-11-20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5-10-23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5-09-30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5-08-31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5-06-25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5-05-18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5-04-24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4-11-21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4-10-24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4-09-30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4-08-29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4-07-24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4-06-13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4-05-19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4-04-2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4-03-2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3-12-2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3-11-15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3-10-15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3-09-1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3-08-1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3-07-19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3-06-17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3-05-2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3-04-26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3-03-29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2-12-2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2-11-16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2-10-1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2-09-1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2-08-14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2-07-16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2-06-1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2-05-09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2-04-1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1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1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1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1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1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1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1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1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1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0-12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0-1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0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0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0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0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10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9-12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9-11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9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9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9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9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9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9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9-03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8-1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8-1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8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8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8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8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8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7-1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7-11-02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7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7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7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7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7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7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6-12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6-1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6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6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6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6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6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6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6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5-12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5-1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5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5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5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5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5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5-04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4-1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4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4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4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4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4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4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4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3-1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3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3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3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3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2-12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2-1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2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2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2-03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1-12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1-1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1-10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1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1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1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1-03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0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0-1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0-10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0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0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0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0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0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2000-03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9-12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9-1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9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9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9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9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9-03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8-1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8-1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7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7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7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7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7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7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7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7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7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6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6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6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6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6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6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6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6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5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5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5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5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5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5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5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5-03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4-12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4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4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4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4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4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4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4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4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4-03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3-12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3-1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3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3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3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3-03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2-11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2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2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2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2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2-03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1-12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1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1-10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1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1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1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1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1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1-03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0-1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0-1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0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0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0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0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0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0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90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9-1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9-1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9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9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9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9-03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8-12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8-11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8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8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8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8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8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8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8-03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7-12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7-1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7-10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7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7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7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7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7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7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7-03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6-1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6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6-10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6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6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6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6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6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6-04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6-03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5-1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5-1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5-10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5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5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5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5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5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5-04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5-03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4-1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4-11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4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4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4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4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4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4-04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4-03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3-1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3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3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3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3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3-04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3-03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3-0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3-0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2-1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2-1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2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2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2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2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2-04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2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2-0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2-0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1-1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1-1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1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1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1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1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1-04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1-03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1-0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1-0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0-1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0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0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0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0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0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0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0-03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0-0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80-0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9-1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9-1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9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9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9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9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9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9-04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9-03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9-0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9-0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8-1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8-1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8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8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8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8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8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8-04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8-03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8-0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8-0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7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7-1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7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7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7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7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7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7-04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7-03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7-0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7-0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6-1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6-11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6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6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6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6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6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6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6-04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6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6-0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6-0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5-1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5-11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5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5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5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5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5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5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5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5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5-0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4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4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4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4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4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4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4-0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3-1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3-1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3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3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3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3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3-04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3-03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3-0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3-0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2-1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2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2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2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2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2-04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2-03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2-0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2-0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1-12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1-1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1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1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1-03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1-02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1-0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0-12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0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0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0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0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0-04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0-03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0-0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70-0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69-12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69-1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6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69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69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251</text:p>
          </table:table-cell>
          <table:table-cell office:value-type="string" calcext:value-type="string">
            <text:p>1969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0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76" meta:object-count="0"/>
    <meta:user-defined meta:name="AppVersion">3.0</meta:user-defined>
  </office:meta>
</office:document-meta>
</file>